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6.48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97cm" fo:min-width="4.898cm"/>
      <style:paragraph-properties style:writing-mode="lr-tb"/>
    </style:style>
    <style:style style:name="gr3" style:family="graphic" style:parent-style-name="objectwithoutfill">
      <style:graphic-properties draw:marker-end="Arrowheads_20_11" draw:marker-end-width="0.3cm" draw:fill="none" draw:textarea-vertical-align="middle"/>
    </style:style>
    <style:style style:name="gr4" style:family="graphic" style:parent-style-name="standard">
      <style:graphic-properties svg:stroke-opacity="0%" draw:fill="solid" draw:fill-color="#729fcf" draw:opacity="0%" draw:textarea-horizontal-align="justify" draw:textarea-vertical-align="middle" draw:auto-grow-height="false" fo:min-height="0.385cm" fo:min-width="1.405cm" draw:shadow-opacity="0%"/>
      <style:paragraph-properties style:writing-mode="lr-tb"/>
    </style:style>
    <style:style style:name="gr5" style:family="graphic" style:parent-style-name="objectwithoutfill">
      <style:graphic-properties draw:marker-end="Arrowheads_20_13" draw:marker-end-width="0.3cm" draw:fill="none" draw:textarea-vertical-align="middle"/>
    </style:style>
    <style:style style:name="gr6" style:family="graphic" style:parent-style-name="objectwithoutfill">
      <style:graphic-properties draw:marker-end="Arrowheads_20_14" draw:marker-end-width="0.3cm" draw:fill="none" draw:textarea-vertical-align="middle"/>
    </style:style>
    <style:style style:name="gr7" style:family="graphic" style:parent-style-name="objectwithoutfill">
      <style:graphic-properties draw:marker-end="Arrowheads_20_16" draw:marker-end-width="0.3cm" draw:fill="none" draw:textarea-vertical-align="middle"/>
    </style:style>
    <style:style style:name="gr8" style:family="graphic" style:parent-style-name="objectwithoutfill">
      <style:graphic-properties draw:marker-end="Arrowheads_20_17" draw:marker-end-width="0.3cm" draw:fill="none" draw:textarea-vertical-align="middle"/>
    </style:style>
    <style:style style:name="gr9" style:family="graphic" style:parent-style-name="objectwithoutfill">
      <style:graphic-properties draw:marker-end="Arrowheads_20_19" draw:marker-end-width="0.3cm" draw:fill="none" draw:textarea-vertical-align="middle"/>
    </style:style>
    <style:style style:name="gr10" style:family="graphic" style:parent-style-name="objectwithoutfill">
      <style:graphic-properties draw:marker-end="Arrowheads_20_20" draw:marker-end-width="0.3cm" draw:fill="none" draw:textarea-vertical-align="middle"/>
    </style:style>
    <style:style style:name="gr11" style:family="graphic" style:parent-style-name="objectwithoutfill">
      <style:graphic-properties draw:marker-end="Arrowheads_20_21" draw:marker-end-width="0.3cm" draw:fill="none" draw:textarea-vertical-align="middle"/>
    </style:style>
    <style:style style:name="gr12" style:family="graphic" style:parent-style-name="objectwithoutfill">
      <style:graphic-properties draw:marker-end="Arrowheads_20_22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2.54cm" svg:x="8.637cm" svg:y="6.397cm">
          <text:p text:style-name="P1">node = cfs_rq’s rb tr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0.795cm" svg:height="3.493cm" svg:x="6.75cm" svg:y="10.294cm">
          <text:p text:style-name="P1">node’s runtime <text:s/>&lt; cfs_rq avg load <text:s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2.112cm" svg:y1="8.82cm" svg:x2="12.112cm" svg:y2="10.407cm">
          <text:p/>
        </draw:line>
        <draw:line draw:style-name="gr3" draw:text-style-name="P2" draw:layer="layout" svg:x1="12.112cm" svg:y1="13.92cm" svg:x2="12.112cm" svg:y2="15.507cm">
          <text:p/>
        </draw:line>
        <draw:custom-shape draw:style-name="gr4" draw:text-style-name="P3" draw:layer="layout" svg:width="1.905cm" svg:height="0.635cm" svg:x="11.937cm" svg:y="14.107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985cm" svg:height="2.54cm" svg:x="8.737cm" svg:y="15.697cm">
          <text:p text:style-name="P1">node = node’s left child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8.737cm" svg:y1="16.967cm" svg:x2="6.75cm" svg:y2="12.041cm" draw:start-shape="id1" draw:start-glue-point="3" draw:end-shape="id2" draw:end-glue-point="5" svg:d="M8737 16967h-2489v-4926h502" svg:viewBox="0 0 2490 4927">
          <text:p/>
        </draw:connector>
        <draw:custom-shape draw:style-name="gr1" draw:text-style-name="P1" draw:layer="layout" svg:width="6.985cm" svg:height="2.54cm" svg:x="8.737cm" svg:y="15.697cm">
          <text:p text:style-name="P1">node = node’s left child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0.795cm" svg:height="3.493cm" svg:x="13.25cm" svg:y="17.894cm">
          <text:p text:style-name="P1">node has the minimal deadline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17.545cm" svg:y1="12.041cm" svg:x2="18.648cm" svg:y2="17.894cm" draw:start-shape="id2" draw:start-glue-point="7" draw:end-shape="id3" draw:end-glue-point="4" svg:d="M17545 12041h1103v5853" svg:viewBox="0 0 1104 5854">
          <text:p/>
        </draw:connector>
        <draw:custom-shape draw:style-name="gr1" draw:text-style-name="P1" xml:id="id4" draw:id="id4" draw:layer="layout" svg:width="6.985cm" svg:height="2.54cm" svg:x="4.137cm" svg:y="18.397cm">
          <text:p text:style-name="P1">select the node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.25cm" svg:y1="19.641cm" svg:x2="11.122cm" svg:y2="19.667cm" draw:start-shape="id3" draw:start-glue-point="5" draw:end-shape="id4" draw:end-glue-point="1" svg:d="M13250 19641h-1065v26h-1063" svg:viewBox="0 0 2129 27">
          <text:p/>
        </draw:connector>
        <draw:custom-shape draw:style-name="gr4" draw:text-style-name="P3" draw:layer="layout" svg:width="1.905cm" svg:height="0.635cm" svg:x="19.637cm" svg:y="14.007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05cm" svg:height="0.635cm" svg:x="11.537cm" svg:y="20.024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795cm" svg:height="3.493cm" svg:x="13.25cm" svg:y="23.594cm">
          <text:p text:style-name="P1">left child has minimal deadli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18.662cm" svg:y1="21.52cm" svg:x2="18.662cm" svg:y2="23.425cm">
          <text:p/>
        </draw:line>
        <draw:custom-shape draw:style-name="gr4" draw:text-style-name="P3" draw:layer="layout" svg:width="1.905cm" svg:height="0.635cm" svg:x="16.637cm" svg:y="22.041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985cm" svg:height="2.54cm" svg:x="4.637cm" svg:y="24.097cm">
          <text:p text:style-name="P1">node = node’s left child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3.382cm" svg:y1="25.447cm" svg:x2="11.477cm" svg:y2="25.447cm">
          <text:p/>
        </draw:line>
        <draw:connector draw:style-name="gr10" draw:text-style-name="P2" draw:layer="layout" draw:line-skew="-1.548cm" svg:x1="4.637cm" svg:y1="25.367cm" svg:x2="6.75cm" svg:y2="12.04cm" draw:start-shape="id5" draw:start-glue-point="3" draw:end-shape="id2" svg:d="M4637 25367h-2050v-13327h4163" svg:viewBox="0 0 4164 13328">
          <text:p/>
        </draw:connector>
        <draw:custom-shape draw:style-name="gr4" draw:text-style-name="P3" draw:layer="layout" svg:width="1.905cm" svg:height="0.635cm" svg:x="11.737cm" svg:y="24.241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985cm" svg:height="2.54cm" svg:x="15.237cm" svg:y="28.697cm">
          <text:p text:style-name="P1">node = node’s right child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8.662cm" svg:y1="27.035cm" svg:x2="18.662cm" svg:y2="28.622cm">
          <text:p/>
        </draw:line>
        <draw:connector draw:style-name="gr12" draw:text-style-name="P2" draw:layer="layout" draw:line-skew="3.36cm" svg:x1="22.222cm" svg:y1="29.967cm" svg:x2="17.545cm" svg:y2="12.04cm" draw:start-shape="id6" draw:start-glue-point="1" draw:end-shape="id2" svg:d="M22222 29967h3860v-17927h-8537" svg:viewBox="0 0 8538 1792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8-12T07:54:10.696075267</dc:date>
    <meta:editing-duration>PT2H1M6S</meta:editing-duration>
    <meta:editing-cycles>16</meta:editing-cycles>
    <meta:generator>LibreOffice/7.3.7.2$Linux_X86_64 LibreOffice_project/30$Build-2</meta:generator>
    <meta:document-statistic meta:object-count="24"/>
  </office:meta>
</office:document-meta>
</file>